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Testdate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Standard" style:display-name="Standard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ven Holder</meta:initial-creator>
    <dc:creator>Sven Holder</dc:creator>
    <meta:creation-date>2010-08-10T10:01:00Z</meta:creation-date>
    <dc:date>2010-08-10T10:01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0" meta:row-count="1" meta:non-whitespace-character-count="10"/>
  </office:meta>
</office:document-meta>
</file>